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56F000037BDE537A79F.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list-style-name="L1">
      <style:text-properties fo:font-weight="normal" style:font-weight-asian="normal" style:font-weight-complex="normal"/>
    </style:style>
    <style:style style:name="P4" style:family="paragraph" style:parent-style-name="Text_20_body" style:list-style-name="L3">
      <style:text-properties fo:font-weight="normal" style:font-weight-asian="normal" style:font-weight-complex="normal"/>
    </style:style>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break-before="page"/>
    </style:style>
    <style:style style:name="P8" style:family="paragraph" style:parent-style-name="Text_20_body">
      <style:paragraph-properties fo:break-before="page"/>
      <style:text-properties fo:font-weight="normal" style:font-weight-asian="normal" style:font-weight-complex="normal"/>
    </style:style>
    <style:style style:name="P9" style:family="paragraph" style:parent-style-name="Heading_20_1">
      <style:text-properties style:font-name="Arial"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weight="bold" style:font-weight-asian="bold" style:font-weight-complex="bold"/>
    </style:style>
    <style:style style:name="T4" style:family="text">
      <style:text-properties style:font-name="Arial" fo:font-weight="normal" style:font-weight-asian="normal" style:font-weight-complex="normal"/>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Shift Registers</text:h>
      <text:p text:style-name="P2"><text:span text:style-name="T2">A shift register is an example of a external </text:span><text:span text:style-name="T3">logic IC </text:span><text:span text:style-name="T2">(integrated circuit) that is often useful in Arduino project for helping us to increase the number of available digital outputs or inputs.</text:span></text:p>
      <text:p text:style-name="P2"><text:span text:style-name="T2">As you may have noticed in the previous example, we can quite quickly use up pins on the Arduino board, and we only have a limited number of them (19 in total). Therefore a lot of projects use tricks to increase this capability. The one we'll look at is an “output shift register” (74HC595)</text:span></text:p>
      <text:p text:style-name="P2"><text:span text:style-name="T2">Lets build up the following breadboard</text:span></text:p>
      <text:p text:style-name="P2"><draw:frame draw:style-name="fr1" draw:name="graphics1" text:anchor-type="paragraph" svg:x="0cm" svg:y="0cm" svg:width="17cm" svg:height="11.091cm" draw:z-index="0"><draw:image xlink:href="Pictures/200000070000556F000037BDE537A79F.svm" xlink:type="simple" xlink:show="embed" xlink:actuate="onLoad"/></draw:frame><text:span text:style-name="T2"/></text:p>
      <text:p text:style-name="P2"><text:span text:style-name="T2">Make sure that the notch on the shift register case (which marks the pin one end) is to the left side. </text:span></text:p>
      <text:p text:style-name="P2"><text:span text:style-name="T2">Load up sketch </text:span><text:span text:style-name="T3">ShiftRegister1</text:span><text:span text:style-name="T2">. You should see each LED is lit in sequence. So how does this work?</text:span></text:p>
      <text:p text:style-name="P2"><text:span text:style-name="T2">If we don't count the power leads, our shift register needs 3 of the Arduino pins. These are called</text:span></text:p>
      <text:list xml:id="list28310430" text:style-name="L1">
        <text:list-item>
          <text:p text:style-name="P3"><text:span text:style-name="T2">The </text:span><text:span text:style-name="T3">data </text:span><text:span text:style-name="T2">line (connected to pin 10)</text:span></text:p>
        </text:list-item>
        <text:list-item>
          <text:p text:style-name="P3"><text:span text:style-name="T2">This </text:span><text:span text:style-name="T3">shift clock</text:span><text:span text:style-name="T2"> line (connected to pin 11)</text:span></text:p>
        </text:list-item>
        <text:list-item>
          <text:p text:style-name="P3"><text:span text:style-name="T2">This </text:span><text:span text:style-name="T3">store clock</text:span><text:span text:style-name="T2"> line (connected to pin 12)</text:span></text:p>
        </text:list-item>
      </text:list>
      <text:p text:style-name="P2"><text:span text:style-name="T2"/></text:p>
      <text:p text:style-name="P2"><text:span text:style-name="T2">Try not to get too scared by the terminology here; Let me tell you how the shift register works...</text:span></text:p>
      <text:p text:style-name="P2"><text:soft-page-break/><text:span text:style-name="T2">A shift register is rather like a clear tube containing coloured balls. If we want to display a specific series of colours (like black-black-white-white etc.) we can build this up in the tube by pushing the colours in from one end, one at a time. </text:span></text:p>
      <text:p text:style-name="P2"><text:span text:style-name="T2">Another approach to building a sequence of coloured balls might be to use a trough instead of a tube and place in all the balls at the same time using several pairs of hands. We would call this loading in </text:span><text:span text:style-name="T3">parallel</text:span></text:p>
      <text:p text:style-name="P2"><text:span text:style-name="T2">Building the sequence up one ball at a time is slower than the parallel load, but it has the advantage we only need to load one colour at a time (If we only had one hand to do the work we could still build a sequence this way). We call this loading in </text:span><text:span text:style-name="T3">series</text:span><text:span text:style-name="T2">, or a “serial load”</text:span></text:p>
      <text:p text:style-name="P2"><text:span text:style-name="T2">The 74HC595 shift register is rather like this tube of black and white balls. </text:span></text:p>
      <text:p text:style-name="P2"><text:span text:style-name="T2">The </text:span><text:span text:style-name="T3">data line </text:span><text:span text:style-name="T2">decides the colour of the next ball waiting outside the end of the tube - lets say HIGH for white and LOW for blank. However that is not enough we also need a way to tell the shift register it is time to push in the next colour and shift all the others along. This is the function of the </text:span><text:span text:style-name="T3">shift clock</text:span><text:span text:style-name="T2">. We tell the shift register to “shift” </text:span><text:span text:style-name="T3">when the shift clock line changes from a LOW level to a HIGH level.</text:span></text:p>
      <text:p text:style-name="P2"><text:span text:style-name="T2">If you think about it, this makes perfect sense - just saying “a HIGH level means shift” is not meaningful enough. If we want to shift twice in a row what can we do other than go back to LOW in between the two HIGHs? So we have to define the signal in terms of a change in the level. There is some common terminology that is useful to know</text:span></text:p>
      <text:list xml:id="list28453623" text:style-name="L2">
        <text:list-item>
          <text:p text:style-name="P5"><text:span text:style-name="T4">A signal that tells a component to “do the next thing” is usually termed a </text:span><text:span text:style-name="T3">clock</text:span><text:span text:style-name="T4">. Sometimes a clock may happen at a regular frequency that could be timed in real seconds (like a GigaHertz clock in a desktop computer) but the term “clock” is used more generally in electronics and does not have to be about regular timing, or seconds, minutes etc. When we send such a signal to a component we say we are “clocking” it.</text:span></text:p>
        </text:list-item>
        <text:list-item>
          <text:p text:style-name="P5"><text:span text:style-name="T4">A clock signal that says “do something” when the signal changes from LOW to HIGH is called a </text:span><text:span text:style-name="T3">rising edge </text:span><text:span text:style-name="T4">clock. If someone talks about something happening on the “rising edge” of some voltage signal, they mean it goes from LOW to HIGH. This is useful to know when you read data sheets for components.</text:span></text:p>
        </text:list-item>
        <text:list-item>
          <text:p text:style-name="P5"><text:span text:style-name="T4">Many components actually “do something” when a clock signal change from HIGH to LOW. This is called a </text:span><text:span text:style-name="T3">falling edge</text:span><text:span text:style-name="T4">.</text:span></text:p>
        </text:list-item>
      </text:list>
      <text:p text:style-name="Text_20_body"><text:span text:style-name="T4"/></text:p>
      <text:p text:style-name="Text_20_body"><text:span text:style-name="T4">Well you may notice we actually have two clock lines; we also have a </text:span><text:span text:style-name="T3">store clock</text:span><text:span text:style-name="T4">. Well a useful feature of the 74HC595 shift register is that the outputs do not directly show what is being shifted. Instead we need to separately tell the component to load the contents of the shifting data into the output pins.</text:span></text:p>
      <text:p text:style-name="Text_20_body"><text:span text:style-name="T4">Going back to our analogy, this is rather like having two troughs of coloured balls where one of them is visible behind a window and the other is out of view. We can shift in colours to the out of view one using our data and shift clock lines. When we are ready to show what we've got, we signal the store clock. This causes the shifted set of balls to fall into the trough where they can now be seen at the outputs and will stay there even as we load up a new sequence in the first trough.</text:span></text:p>
      <text:p text:style-name="Text_20_body"><text:span text:style-name="T4">This is immensely useful - it prevents confusing changing outputs as the next row of data is shifted in behind the scenes. We can separately decide when to update the outputs.</text:span></text:p>
      <text:p text:style-name="Text_20_body"><text:span text:style-name="T4"/></text:p>
      <text:p text:style-name="P7"><text:span text:style-name="T4">Back to the example; Here we start by setting the data line HIGH and pulsing the shift clock then the store clock. This lets us see the HIGH state we've shifted in. It shows at the first LED position.</text:span></text:p>
      <text:p text:style-name="Text_20_body"><text:span text:style-name="T4">Now we set the data line LOW (we only want one LED to be lit) and we pulse the shift and store clocks seven more times, causing the HIGH level to shift along the outputs, with new LOW levels coming in behind. The result is rather like our original LED Scanner project.</text:span></text:p>
      <text:p text:style-name="P1"><text:span text:style-name="T2">Q: Hey - wasn't it much easier to just connect the LEDs directly to output pins? </text:span></text:p>
      <text:p text:style-name="Text_20_body"><text:span text:style-name="T4">For this simple example, yes. However you can see that instead of using 8 output pins for 8 LEDs, now we are using just 3. </text:span></text:p>
      <text:p text:style-name="Text_20_body"><text:span text:style-name="T4">Even better, we can chain shift registers together - when a value is shifted “off the end” of the register it appears at a special output data pin of the shift register. We can connect this to the data pin of another shift register and let them share the clock lines. Now we can run 16 LEDs with the same 3 output pins on the Arduino. </text:span></text:p>
      <text:p text:style-name="Text_20_body"><text:span text:style-name="T4">We can actually go on adding more shift registers this way forever and only need the same 3 pins! The main problem is that serial loading becomes slow, the more data we need to load. However these things are </text:span><text:span text:style-name="T5">fast</text:span><text:span text:style-name="T4">, so we can get quite a long way without a problem!</text:span></text:p>
      <text:p text:style-name="P1"><text:span text:style-name="T2">Q: In this example we are always signalling the shift and store clock lines together. Can't we just wire them together and save an output pin?</text:span></text:p>
      <text:p text:style-name="P2"><text:span text:style-name="T2">Yes - in simple applications this is a useful and valid technique. The only thing to know is that the store completes before the shift so you will find that an extra clock pulse is needed to show the first bit of data loaded.</text:span></text:p>
      <text:p text:style-name="P1"><text:span text:style-name="T2">Q: What are the other connections on the IC for?</text:span></text:p>
      <text:p text:style-name="P2"><text:span text:style-name="T2">First of all, the shift register needs to be powered. It is an electrical device after all. The connections on pins 8 and 16 are simply power. (IC pins are numbered according to the following standard; With the notch on the placed at the top, pin 1 is top left and other pins are numbers anticlockwise down the left side and back up the right)</text:span></text:p>
      <text:p text:style-name="P2"><text:span text:style-name="T2">The 74HC595 shift register has a couple of pins that do special functions. First of all, pin 10 clears out the shift register content when it has a LOW level. We want to prevent this, so we connect it to a HIGH level. Secondly pin 13 turns off all the outputs when it is at a HIGH level. We want to prevent this too, so we hold it LOW.</text:span></text:p>
      <text:p text:style-name="P2"><text:span text:style-name="T2">The unconnected pin 9 is where the last data bit “falls out”. If we connect an LED to this we have a ninth output. We can also use it to provide input to another shift register if we are chaining the together.</text:span></text:p>
      <text:p text:style-name="P1"><text:span text:style-name="T2">Q: What if I want to shift in the opposite direction?</text:span></text:p>
      <text:p text:style-name="P2"><text:span text:style-name="T2">Shift registers only shift in one direction. However, think about it - because we have separate control over shift and store we can still do this. For example we can shift a HIGH value into the eighth position using 7 shift clocks and giving LLLLLLLH. Then we can signal the store clock. Now we can shift in a sequence LLLLLLHL and store that. From the outputs the HIGH level has shifted one position to the left, even though the shift register can only shift to the right. While it may seem like a lot of work you have to remember these things can go blisteringly fast. It is possible to perform </text:span><text:span text:style-name="T6">millions </text:span><text:span text:style-name="T2">of shifts per second. Load sketch </text:span><text:span text:style-name="T3">ShiftRegister2 </text:span><text:span text:style-name="T2">to see a two-way LED scanner example.</text:span></text:p>
      <text:p text:style-name="P2"><text:span text:style-name="T2"/></text:p>
      <text:p text:style-name="P2"><text:span text:style-name="T2"/></text:p>
      <text:p text:style-name="P8"><text:span text:style-name="T2">Shift registers are very useful. In the Arduino world they are often used to expand the number of outputs you have available. More generally this type of shift register is often used for </text:span><text:span text:style-name="T3">converting serial data (stream of bits) into parallel data (bytes of data)</text:span><text:span text:style-name="T2"> in data communications.</text:span></text:p>
      <text:p text:style-name="P2"><text:span text:style-name="T2">The 74HC595 is called a serial-in-parallel-out shift register (SIPO). There are also parallel-input-serial-output (PISO) shift registers which have a set of inputs rather than outputs. They grab the input data and you can shift it out one bit at a time to read it. These are useful for expanding the number of inputs you have available (for example reading a keypad)</text:span></text:p>
      <text:p text:style-name="P2"><text:span text:style-name="T2">Shift registers are just one possibility for expanding input and output capabilities. Some other examples are</text:span></text:p>
      <text:list xml:id="list29276962" text:style-name="L3">
        <text:list-item>
          <text:p text:style-name="P6"><text:span text:style-name="T4">Digital and Analog Multiplexer chips - these let you select directly between a set of inputs or outputs by “dialling up” the one you want.</text:span></text:p>
        </text:list-item>
        <text:list-item>
          <text:p text:style-name="P6"><text:span text:style-name="T4">Switch matrixes (A technique of arranging switches in a grid and set each column HIGH one at a time and read back from the rows to see which switch is pressed)</text:span></text:p>
        </text:list-item>
        <text:list-item>
          <text:p text:style-name="P6"><text:span text:style-name="T4">LED matrix (similar technique for driving lots of LEDs arranged in rows and columns)</text:span></text:p>
        </text:list-item>
        <text:list-item>
          <text:p text:style-name="P6"><text:span text:style-name="T4">Special controller ICs (it is possible to get special IC's that scan a switch matrix or LED matrix for you, your Arduino just tells the IC what to do - or receives updates from it - letting you concentrate on other things!)</text:span></text:p>
          <text:p text:style-name="P4"><text:span text:style-name="T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4-03-16T11:53:23.59</meta:creation-date>
    <dc:date>2014-03-29T09:16:20.49</dc:date>
    <dc:creator>Jason Hotchkiss</dc:creator>
    <meta:editing-duration>PT11H11M16S</meta:editing-duration>
    <meta:editing-cycles>80</meta:editing-cycles>
    <meta:generator>OpenOffice.org/3.2$Win32 OpenOffice.org_project/320m18$Build-9502</meta:generator>
    <meta:document-statistic meta:table-count="0" meta:image-count="1" meta:object-count="0" meta:page-count="4" meta:paragraph-count="44" meta:word-count="1752" meta:character-count="9126"/>
  </office:meta>
</office:document-meta>
</file>